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3000000956AF670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  <style:font-face style:name="arial" svg:font-family="arial" style:font-family-generic="swiss"/>
  </office:font-face-decls>
  <office:automatic-styles>
    <style:style style:name="Tabla2" style:family="table">
      <style:table-properties style:width="31.748cm" table:align="margins"/>
    </style:style>
    <style:style style:name="Tabla2.A" style:family="table-column">
      <style:table-column-properties style:column-width="1.346cm" style:rel-column-width="2779*"/>
    </style:style>
    <style:style style:name="Tabla2.B" style:family="table-column">
      <style:table-column-properties style:column-width="1.152cm" style:rel-column-width="2378*"/>
    </style:style>
    <style:style style:name="Tabla2.C" style:family="table-column">
      <style:table-column-properties style:column-width="0.699cm" style:rel-column-width="1442*"/>
    </style:style>
    <style:style style:name="Tabla2.D" style:family="table-column">
      <style:table-column-properties style:column-width="1.312cm" style:rel-column-width="2709*"/>
    </style:style>
    <style:style style:name="Tabla2.E" style:family="table-column">
      <style:table-column-properties style:column-width="1.122cm" style:rel-column-width="2316*"/>
    </style:style>
    <style:style style:name="Tabla2.F" style:family="table-column">
      <style:table-column-properties style:column-width="1.08cm" style:rel-column-width="2229*"/>
    </style:style>
    <style:style style:name="Tabla2.G" style:family="table-column">
      <style:table-column-properties style:column-width="1.207cm" style:rel-column-width="2491*"/>
    </style:style>
    <style:style style:name="Tabla2.H" style:family="table-column">
      <style:table-column-properties style:column-width="1.185cm" style:rel-column-width="2447*"/>
    </style:style>
    <style:style style:name="Tabla2.I" style:family="table-column">
      <style:table-column-properties style:column-width="1.397cm" style:rel-column-width="2884*"/>
    </style:style>
    <style:style style:name="Tabla2.J" style:family="table-column">
      <style:table-column-properties style:column-width="3.6cm" style:rel-column-width="7430*"/>
    </style:style>
    <style:style style:name="Tabla2.K" style:family="table-column">
      <style:table-column-properties style:column-width="1.764cm" style:rel-column-width="3642*"/>
    </style:style>
    <style:style style:name="Tabla2.T" style:family="table-column">
      <style:table-column-properties style:column-width="1.769cm" style:rel-column-width="365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S1" style:family="table-cell">
      <style:table-cell-properties fo:padding="0.097cm" fo:border="0.05pt solid #000000"/>
    </style:style>
    <style:style style:name="Tabla2.K2" style:family="table-cell">
      <style:table-cell-properties fo:padding="0.097cm" fo:border-left="0.05pt solid #000000" fo:border-right="none" fo:border-top="none" fo:border-bottom="0.05pt solid #000000"/>
    </style:style>
    <style:style style:name="Tabla2.T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0.751cm"/>
    </style:style>
    <style:style style:name="Table1" style:family="table">
      <style:table-properties style:width="31.748cm" table:align="margins"/>
    </style:style>
    <style:style style:name="Table1.A" style:family="table-column">
      <style:table-column-properties style:column-width="2.808cm" style:rel-column-width="5796*"/>
    </style:style>
    <style:style style:name="Table1.B" style:family="table-column">
      <style:table-column-properties style:column-width="2.3cm" style:rel-column-width="4747*"/>
    </style:style>
    <style:style style:name="Table1.C" style:family="table-column">
      <style:table-column-properties style:column-width="2.198cm" style:rel-column-width="4536*"/>
    </style:style>
    <style:style style:name="Table1.D" style:family="table-column">
      <style:table-column-properties style:column-width="2.503cm" style:rel-column-width="5166*"/>
    </style:style>
    <style:style style:name="Table1.E" style:family="table-column">
      <style:table-column-properties style:column-width="2.096cm" style:rel-column-width="4325*"/>
    </style:style>
    <style:style style:name="Table1.F" style:family="table-column">
      <style:table-column-properties style:column-width="2.505cm" style:rel-column-width="5170*"/>
    </style:style>
    <style:style style:name="Table1.G" style:family="table-column">
      <style:table-column-properties style:column-width="2.484cm" style:rel-column-width="5126*"/>
    </style:style>
    <style:style style:name="Table1.H" style:family="table-column">
      <style:table-column-properties style:column-width="2.605cm" style:rel-column-width="5377*"/>
    </style:style>
    <style:style style:name="Table1.I" style:family="table-column">
      <style:table-column-properties style:column-width="2.602cm" style:rel-column-width="5370*"/>
    </style:style>
    <style:style style:name="Table1.K" style:family="table-column">
      <style:table-column-properties style:column-width="2.893cm" style:rel-column-width="5971*"/>
    </style:style>
    <style:style style:name="Table1.L" style:family="table-column">
      <style:table-column-properties style:column-width="2.094cm" style:rel-column-width="4321*"/>
    </style:style>
    <style:style style:name="Table1.M" style:family="table-column">
      <style:table-column-properties style:column-width="2.06cm" style:rel-column-width="425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1130a0d" style:font-size-asian="6pt" style:font-weight-asian="bold" style:font-size-complex="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fo:font-weight="bold" officeooo:rsid="00348a64" officeooo:paragraph-rsid="01130a0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fo:font-weight="bold" officeooo:rsid="0035eb21" officeooo:paragraph-rsid="01130a0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1130a0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348a64" officeooo:paragraph-rsid="01130a0d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130a0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6pt" officeooo:rsid="01a58d32" officeooo:paragraph-rsid="01a41f60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officeooo:rsid="01c50b6b" officeooo:paragraph-rsid="01a41f60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officeooo:paragraph-rsid="01644f4f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348a64" officeooo:paragraph-rsid="01644f4f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paragraph-rsid="012fc83b"/>
    </style:style>
    <style:style style:name="P12" style:family="paragraph" style:parent-style-name="Table_20_Contents">
      <style:paragraph-properties fo:text-align="center" style:justify-single-word="false"/>
      <style:text-properties officeooo:paragraph-rsid="015768c4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348a64" officeooo:paragraph-rsid="01bcc517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6pt" officeooo:paragraph-rsid="01bcc517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officeooo:paragraph-rsid="01130a0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130a0d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6pt" fo:font-weight="normal" officeooo:paragraph-rsid="01130a0d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weight="bold" officeooo:rsid="01bae56c" officeooo:paragraph-rsid="01130a0d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officeooo:rsid="01cad867" officeooo:paragraph-rsid="01cad867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6pt" fo:font-weight="bold" officeooo:rsid="00348a64" officeooo:paragraph-rsid="01130a0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6pt" fo:font-weight="bold" officeooo:rsid="01cb2f74" officeooo:paragraph-rsid="01cb2f74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ed79a2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ee8283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ef685c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f1660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f20da1" style:font-size-asian="6pt" style:font-weight-asian="bold" style:font-size-complex="6pt" style:font-weight-complex="bold"/>
    </style:style>
    <style:style style:name="P27" style:family="paragraph" style:parent-style-name="Standard">
      <style:text-properties officeooo:paragraph-rsid="01130a0d"/>
    </style:style>
    <style:style style:name="P28" style:family="paragraph" style:parent-style-name="Standard">
      <style:text-properties officeooo:paragraph-rsid="01cb840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officeooo:rsid="01ccd595" officeooo:paragraph-rsid="01ccd595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officeooo:rsid="01cce9d4" officeooo:paragraph-rsid="01cce9d4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6pt" fo:font-weight="bold" officeooo:rsid="01d28ec7" officeooo:paragraph-rsid="01d28ec7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bold" officeooo:rsid="01d0b626" officeooo:paragraph-rsid="01d0b626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bold" officeooo:rsid="01cee2b9" officeooo:paragraph-rsid="01cee2b9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fo:font-weight="bold" officeooo:rsid="01d0b626" officeooo:paragraph-rsid="01d4f9aa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bold" officeooo:rsid="01d4f9aa" officeooo:paragraph-rsid="01d4f9aa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bold" officeooo:rsid="01d4835d" officeooo:paragraph-rsid="01d4835d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bold" officeooo:rsid="0035eb21" officeooo:paragraph-rsid="01cb840c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bold" officeooo:rsid="00348a64" officeooo:paragraph-rsid="01cb840c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cb840c" style:font-size-asian="6pt" style:font-weight-asian="bold" style:font-size-complex="6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eb94f8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e5bb7d" style:font-size-asian="6pt" style:font-weight-asian="bold" style:font-size-complex="6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1e2a24c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25aee0e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25b7cf6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6pt" fo:font-weight="bold" officeooo:paragraph-rsid="02010910" style:font-size-asian="6pt" style:font-weight-asian="bold" style:font-size-complex="6pt" style:font-weight-complex="bold"/>
    </style:style>
    <style:style style:name="P46" style:family="paragraph" style:parent-style-name="Standard">
      <style:paragraph-properties fo:text-align="end" style:justify-single-word="false"/>
      <style:text-properties officeooo:paragraph-rsid="01cb840c"/>
    </style:style>
    <style:style style:name="T1" style:family="text">
      <style:text-properties style:font-name="arial" fo:font-size="6pt" fo:font-weight="bold" officeooo:rsid="0081ad62" style:font-size-asian="6pt" style:font-weight-asian="bold" style:font-size-complex="6pt" style:font-weight-complex="bold"/>
    </style:style>
    <style:style style:name="T2" style:family="text">
      <style:text-properties style:font-name="arial" fo:font-size="6pt" fo:font-weight="normal" officeooo:rsid="01c265e1" style:font-size-asian="6pt" style:font-weight-asian="normal" style:font-size-complex="6pt" style:font-weight-complex="normal"/>
    </style:style>
    <style:style style:name="T3" style:family="text">
      <style:text-properties fo:font-size="6pt" officeooo:rsid="01bbcd62" style:font-size-asian="6pt" style:font-size-complex="6pt"/>
    </style:style>
    <style:style style:name="T4" style:family="text">
      <style:text-properties style:font-name="arial" fo:font-size="6pt" fo:font-weight="normal" officeooo:rsid="00348a64" style:font-size-asian="6pt" style:font-weight-asian="normal" style:font-size-complex="6pt" style:font-weight-complex="normal"/>
    </style:style>
    <style:style style:name="T5" style:family="text">
      <style:text-properties style:font-name="arial" fo:font-size="6pt" fo:font-weight="normal" officeooo:rsid="01bbcd62" style:font-size-asian="6pt" style:font-weight-asian="normal" style:font-size-complex="6pt" style:font-weight-complex="normal"/>
    </style:style>
    <style:style style:name="T6" style:family="text">
      <style:text-properties style:font-name="arial" fo:font-size="6pt" officeooo:rsid="01bcc517" style:font-size-asian="6pt" style:font-size-complex="6pt"/>
    </style:style>
    <style:style style:name="T7" style:family="text">
      <style:text-properties fo:font-weight="normal" officeooo:rsid="01bcc517" style:font-weight-asian="normal" style:font-weight-complex="normal"/>
    </style:style>
    <style:style style:name="T8" style:family="text">
      <style:text-properties fo:font-weight="normal" officeooo:rsid="00348a64" style:font-weight-asian="normal" style:font-weight-complex="normal"/>
    </style:style>
    <style:style style:name="T9" style:family="text">
      <style:text-properties style:font-name="arial" fo:font-size="6pt" fo:font-weight="normal" officeooo:rsid="01be3f9f" style:font-size-asian="6pt" style:font-weight-asian="normal" style:font-size-complex="6pt" style:font-weight-complex="normal"/>
    </style:style>
    <style:style style:name="T10" style:family="text">
      <style:text-properties style:font-name="arial" fo:font-size="6pt" fo:font-weight="normal" officeooo:rsid="01bfe607" style:font-size-asian="6pt" style:font-weight-asian="normal" style:font-size-complex="6pt" style:font-weight-complex="normal"/>
    </style:style>
    <style:style style:name="T11" style:family="text">
      <style:text-properties style:font-name="arial" fo:font-size="6pt" officeooo:rsid="008138ed" style:font-size-asian="6pt" style:font-size-complex="6pt"/>
    </style:style>
    <style:style style:name="T12" style:family="text">
      <style:text-properties officeooo:rsid="01ce2913"/>
    </style:style>
    <style:style style:name="T13" style:family="text">
      <style:text-properties officeooo:rsid="01d4f9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cm, 0.138cm, 0.48cm, 0.2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s.company_id.name" text:name="py3o.company_id.name"/>
        <text:user-field-decl office:value-type="string" office:string-value="res.company_id.vat" text:name="py3o.company_id.vat"/>
        <text:user-field-decl office:value-type="string" office:string-value="o.fecha_desde_mda" text:name="py3o.o.fecha_desde_mda"/>
        <text:user-field-decl office:value-type="string" office:string-value="o.fecha_hasta_mda" text:name="py3o.o.fecha_hasta_mda"/>
        <text:user-field-decl office:value-type="string" office:string-value="line.nit_dpi" text:name="py3o.line.nit_dpi"/>
        <text:user-field-decl office:value-type="string" office:string-value="line.partner_id.name" text:name="py3o.line.partner_id.name"/>
        <text:user-field-decl office:value-type="string" office:string-value="line.documento" text:name="py3o.line.documento"/>
        <text:user-field-decl office:value-type="string" office:string-value="line.bf_local_bienes_gravados" text:name="py3o.line.local_bienes_gravados"/>
        <text:user-field-decl office:value-type="string" office:string-value="line.bf_local_servicios_gravados" text:name="py3o.line.local_servicios_gravados"/>
        <text:user-field-decl office:value-type="string" office:string-value="line.bf_local_bienes_exentos" text:name="py3o.line.local_bienes_exentos"/>
        <text:user-field-decl office:value-type="string" office:string-value="line.bf_local_servicios_exentos" text:name="py3o.line.local_servicios_exentos"/>
        <text:user-field-decl office:value-type="string" office:string-value="line.bf_importacion_bienes_gravados" text:name="py3o.line.importacion_bienes_gravados"/>
        <text:user-field-decl office:value-type="string" office:string-value="line.bf_importacion_servicios_gravados" text:name="py3o.line.importacion_servicios_gravados"/>
        <text:user-field-decl office:value-type="string" office:string-value="line.bf_importacion_bienes_exentos" text:name="py3o.line.importacion_bienes_exentos"/>
        <text:user-field-decl office:value-type="string" office:string-value="line.bf_importacion_servicios_exentos" text:name="py3o.line.importacion_servicios_exentos"/>
        <text:user-field-decl office:value-type="string" office:string-value="line.tipo_transaccion" text:name="py3o.line.tipo_transaccion"/>
        <text:user-field-decl office:value-type="string" office:string-value="line.establecimiento" text:name="py3o.line.establecimiento"/>
        <text:user-field-decl office:value-type="string" office:string-value="line.serie" text:name="py3o.line.serie"/>
        <text:user-field-decl office:value-type="string" office:string-value="line.fecha_contable" text:name="py3o.line.fecha_contable"/>
        <text:user-field-decl office:value-type="string" office:string-value="line.bf_iva" text:name="py3o.line.iva"/>
        <text:user-field-decl office:value-type="string" office:string-value="line.asiste_libro" text:name="py3o.line.asiste_libro"/>
        <text:user-field-decl office:value-type="string" office:string-value="line.bf_total" text:name="py3o.line.total"/>
        <text:user-field-decl office:value-type="string" office:string-value="bf_line.fecha_contable" text:name="py3o.bf_line.fecha_contable"/>
        <text:user-field-decl office:value-type="string" office:string-value="o.fecha_desde" text:name="py3o.o.fecha_desde"/>
        <text:user-field-decl office:value-type="string" office:string-value="o.fecha_hasta" text:name="py3o.o.fecha_hasta"/>
        <text:user-field-decl office:value-type="string" office:string-value="line.fecha_contable_mda" text:name="py3o.line.fecha_contable_mda"/>
        <text:user-field-decl office:value-type="string" office:string-value="o.total_lineas" text:name="py3o.o.total_lineas"/>
        <text:user-field-decl office:value-type="string" office:string-value="o.bf_total_local_bienes_exentos" text:name="py3o.o.bf_total_local_bienes_exentos"/>
        <text:user-field-decl office:value-type="string" office:string-value="o.total_local_bienes_gravados" text:name="py3o.o.total_local_bienes_gravados"/>
        <text:user-field-decl office:value-type="string" office:string-value="o.total_local_servicios_gravados" text:name="py3o.o.total_local_servicios_gravados"/>
        <text:user-field-decl office:value-type="string" office:string-value="o.total_local_servicios_exentos" text:name="py3o.o.total_local_servicios_exentos"/>
        <text:user-field-decl office:value-type="string" office:string-value="o.total_importacion_servicios_gravados" text:name="py3o.o.total_importacion_servicios_gravados"/>
        <text:user-field-decl office:value-type="string" office:string-value="o.total_local_servicios_gravados" text:name="py3o.o.total_importacion_bienese_gravados"/>
        <text:user-field-decl office:value-type="string" office:string-value="o.total_importacion_bienes_gravados" text:name="py3o.o.total_importacion_bienes_gravados"/>
        <text:user-field-decl office:value-type="string" office:string-value="o.total_importacion_servicios_exentos" text:name="py3o.o.total_importacion_servicios_exentos"/>
        <text:user-field-decl office:value-type="string" office:string-value="o.bf_total_local_servicios_gravados" text:name="py3o.o.bf_total_local_servicios_gravados"/>
        <text:user-field-decl office:value-type="string" office:string-value="o.bf_total_lineas" text:name="py3o.o.bf_total_lineas"/>
        <text:user-field-decl office:value-type="string" office:string-value="o.bf_total_importacion_bienes_gravados" text:name="py3o.o.bf_total_importacion_bienes_gravados"/>
        <text:user-field-decl office:value-type="string" office:string-value="o.bf_total_local_bienes_gravados" text:name="py3o.o.bf_total_local_bienes_gravados"/>
        <text:user-field-decl office:value-type="string" office:string-value="o.bf_total_local_servicios_exentos" text:name="py3o.o.bf_total_local_servicios_exentos"/>
        <text:user-field-decl office:value-type="string" office:string-value="o.bf_total_importacion_servicios_gravados" text:name="py3o.o.bf_total_importacion_servicios_gravados"/>
        <text:user-field-decl office:value-type="string" office:string-value="o.bf_total_importacion_servicios_exentos" text:name="py3o.o.bf_total_importacion_servicios_exentos"/>
        <text:user-field-decl office:value-type="string" office:string-value="o.bf_total_total" text:name="py3o.total_total"/>
        <text:user-field-decl office:value-type="string" office:string-value="o.bf_total_iva" text:name="py3o.o.bf_total_iva"/>
        <text:user-field-decl office:value-type="string" office:string-value="o.bf_total_total" text:name="py3o.o.bf_total_total"/>
        <text:user-field-decl office:value-type="string" office:string-value="o.bf_total_iva_importacion" text:name="py3o.o.bf_total_iva_importacion"/>
        <text:user-field-decl office:value-type="string" office:string-value="o.bf_total_iva_local" text:name="py3o.o.bf_total_iva_local"/>
        <text:user-field-decl office:value-type="string" office:string-value="line.bf_local_bienes_gravados" text:name="py3o.line.bf_local_bienes_gravados"/>
        <text:user-field-decl office:value-type="string" office:string-value="line.bf_local_servicios_gravados" text:name="py3o.line.bf_local_servicios_gravados"/>
        <text:user-field-decl office:value-type="string" office:string-value="line.bf_local_bienes_exentos" text:name="py3o.line.bf_local_bienes_exentos"/>
        <text:user-field-decl office:value-type="string" office:string-value="line.bf_local_servicios_exentos" text:name="py3o.line.bf_local_servicios_exentos"/>
        <text:user-field-decl office:value-type="string" office:string-value="line.bf_importacion_bienes_gravados" text:name="py3o.line.bf_importacion_bienes_gravados"/>
        <text:user-field-decl office:value-type="string" office:string-value="line.bf_importacion_servicios_gravados" text:name="py3o.line.bf_importacion_servicios_gravados"/>
        <text:user-field-decl office:value-type="string" office:string-value="line.bf_importacion_servicios_exentos" text:name="py3o.line.bf_importacion_servicios_exentos"/>
        <text:user-field-decl office:value-type="string" office:string-value="line.bf_importacion_bienes_exentos" text:name="py3o.line.bf_importacion_bienes_exentos"/>
        <text:user-field-decl office:value-type="string" office:string-value="line.bf_iva" text:name="py3o.line.bf_iva"/>
        <text:user-field-decl office:value-type="string" office:string-value="line.bf_total" text:name="py3o.line.bf_total"/>
        <text:user-field-decl office:value-type="string" office:string-value="o.bf_total_iva_exportacion" text:name="py3o.o.bf_total_iva_exportacion"/>
        <text:user-field-decl office:value-type="string" office:string-value="o.bf_total_importacion_bienes_exentos" text:name="py3o.o.bf_total_importacion_bienes_exentos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 table:number-columns-repeated="9"/>
        <table:table-column table:style-name="Tabla2.T"/>
        <table:table-row>
          <table:table-cell table:style-name="Tabla2.A1" table:number-rows-spanned="2" table:number-columns-spanned="2" office:value-type="string">
            <text:p text:style-name="P1"/>
          </table:table-cell>
          <table:covered-table-cell/>
          <table:table-cell table:style-name="Tabla2.A1" table:number-rows-spanned="2" table:number-columns-spanned="4" office:value-type="string">
            <text:p text:style-name="P2"/>
            <text:p text:style-name="P2">Datos del Documento</text:p>
          </table:table-cell>
          <table:covered-table-cell/>
          <table:covered-table-cell/>
          <table:covered-table-cell/>
          <table:table-cell table:style-name="Tabla2.A1" table:number-rows-spanned="2" table:number-columns-spanned="4" office:value-type="string">
            <text:p text:style-name="P2"/>
            <text:p text:style-name="P2">Datos vendedor o Prestador de servicios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">Local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">Importación / Adquisición</text:p>
          </table:table-cell>
          <table:covered-table-cell/>
          <table:covered-table-cell/>
          <table:covered-table-cell/>
          <table:table-cell table:style-name="Tabla2.S1" table:number-rows-spanned="2" table:number-columns-spanned="2" office:value-type="string">
            <text:p text:style-name="P1"/>
          </table:table-cell>
          <table:covered-table-cell/>
        </table:table-row>
        <table:table-row>
          <table:covered-table-cell table:style-name="Tabla2.A1"/>
          <table:covered-table-cell/>
          <table:covered-table-cell table:style-name="Tabla2.A1"/>
          <table:covered-table-cell/>
          <table:covered-table-cell/>
          <table:covered-table-cell/>
          <table:covered-table-cell table:style-name="Tabla2.A1"/>
          <table:covered-table-cell/>
          <table:covered-table-cell/>
          <table:covered-table-cell/>
          <table:table-cell table:style-name="Tabla2.K2" table:number-columns-spanned="2" office:value-type="string">
            <text:p text:style-name="P2">Gravadas</text:p>
          </table:table-cell>
          <table:covered-table-cell/>
          <table:table-cell table:style-name="Tabla2.K2" table:number-columns-spanned="2" office:value-type="string">
            <text:p text:style-name="P2">Exentas/No afectas</text:p>
          </table:table-cell>
          <table:covered-table-cell/>
          <table:table-cell table:style-name="Tabla2.K2" table:number-columns-spanned="2" office:value-type="string">
            <text:p text:style-name="P2">Gravadas</text:p>
          </table:table-cell>
          <table:covered-table-cell/>
          <table:table-cell table:style-name="Tabla2.K2" table:number-columns-spanned="2" office:value-type="string">
            <text:p text:style-name="P2">Exentas/No afectas</text:p>
          </table:table-cell>
          <table:covered-table-cell/>
          <table:covered-table-cell table:style-name="Tabla2.S1"/>
          <table:covered-table-cell/>
        </table:table-row>
        <table:table-row>
          <table:table-cell table:style-name="Tabla2.K2" table:number-rows-spanned="2" office:value-type="string">
            <text:p text:style-name="P2">Fecha </text:p>
          </table:table-cell>
          <table:table-cell table:style-name="Tabla2.K2" table:number-rows-spanned="2" office:value-type="string">
            <text:p text:style-name="P2">Establecimiento</text:p>
          </table:table-cell>
          <table:table-cell table:style-name="Tabla2.K2" table:number-rows-spanned="2" office:value-type="string">
            <text:p text:style-name="P2">Tipo</text:p>
          </table:table-cell>
          <table:table-cell table:style-name="Tabla2.K2" table:number-rows-spanned="2" office:value-type="string">
            <text:p text:style-name="P2">Tipo de transacción</text:p>
          </table:table-cell>
          <table:table-cell table:style-name="Tabla2.K2" table:number-rows-spanned="2" office:value-type="string">
            <text:p text:style-name="P2">Serie</text:p>
          </table:table-cell>
          <table:table-cell table:style-name="Tabla2.K2" table:number-rows-spanned="2" office:value-type="string">
            <text:p text:style-name="P2">Número</text:p>
          </table:table-cell>
          <table:table-cell table:style-name="Tabla2.K2" table:number-rows-spanned="2" office:value-type="string">
            <text:p text:style-name="P2">Nit</text:p>
          </table:table-cell>
          <table:table-cell table:style-name="Tabla2.K2" table:number-columns-spanned="2" office:value-type="string">
            <text:p text:style-name="P2">Doc. de ID</text:p>
          </table:table-cell>
          <table:covered-table-cell/>
          <table:table-cell table:style-name="Tabla2.K2" table:number-rows-spanned="2" office:value-type="string">
            <text:p text:style-name="P2">Nombre</text:p>
          </table:table-cell>
          <table:table-cell table:style-name="Tabla2.K2" table:number-rows-spanned="2" office:value-type="string">
            <text:p text:style-name="P2">Bienes </text:p>
          </table:table-cell>
          <table:table-cell table:style-name="Tabla2.K2" table:number-rows-spanned="2" office:value-type="string">
            <text:p text:style-name="P3">Servicios</text:p>
          </table:table-cell>
          <table:table-cell table:style-name="Tabla2.K2" table:number-rows-spanned="2" office:value-type="string">
            <text:p text:style-name="P2">Bienes </text:p>
          </table:table-cell>
          <table:table-cell table:style-name="Tabla2.K2" table:number-rows-spanned="2" office:value-type="string">
            <text:p text:style-name="P3">Servicios</text:p>
          </table:table-cell>
          <table:table-cell table:style-name="Tabla2.K2" table:number-rows-spanned="2" office:value-type="string">
            <text:p text:style-name="P2">Bienes </text:p>
          </table:table-cell>
          <table:table-cell table:style-name="Tabla2.K2" table:number-rows-spanned="2" office:value-type="string">
            <text:p text:style-name="P3">Servicios</text:p>
          </table:table-cell>
          <table:table-cell table:style-name="Tabla2.K2" table:number-rows-spanned="2" office:value-type="string">
            <text:p text:style-name="P2">Bienes </text:p>
          </table:table-cell>
          <table:table-cell table:style-name="Tabla2.K2" table:number-rows-spanned="2" office:value-type="string">
            <text:p text:style-name="P3">Servicios</text:p>
          </table:table-cell>
          <table:table-cell table:style-name="Tabla2.K2" table:number-rows-spanned="2" office:value-type="string">
            <text:p text:style-name="P3">IVA </text:p>
            <text:p text:style-name="P3">Crédito </text:p>
            <text:p text:style-name="P3">Fiscal</text:p>
          </table:table-cell>
          <table:table-cell table:style-name="Tabla2.T3" table:number-rows-spanned="2" office:value-type="string">
            <text:p text:style-name="P3">Total </text:p>
            <text:p text:style-name="P3">Documento</text:p>
          </table:table-cell>
        </table:table-row>
        <table:table-row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table-cell table:style-name="Tabla2.K2" office:value-type="string">
            <text:p text:style-name="P2">Tipo</text:p>
          </table:table-cell>
          <table:table-cell table:style-name="Tabla2.K2" office:value-type="string">
            <text:p text:style-name="P2">Número</text:p>
          </table:table-cell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K2"/>
          <table:covered-table-cell table:style-name="Tabla2.T3"/>
        </table:table-row>
        <table:table-row>
          <table:table-cell table:style-name="Tabla2.K2" office:value-type="string">
            <text:p text:style-name="P4"><text:a xlink:type="simple" xlink:href="py3o://for=%22line%20in%20o.libro_line_ids%22" text:style-name="Internet_20_link" text:visited-style-name="Visited_20_Internet_20_Link"><text:span text:style-name="T1">for="line in o.libro_line_ids"</text:span></text:a></text:p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5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1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T3" office:value-type="string">
            <text:p text:style-name="P6"/>
          </table:table-cell>
        </table:table-row>
        <table:table-row>
          <table:table-cell table:style-name="Tabla2.K2" office:value-type="string">
            <text:p text:style-name="P7"><text:user-field-get text:name="py3o.line.fecha_contable_mda">line.fecha_contable_mda</text:user-field-get></text:p>
            <text:p text:style-name="P8"/>
          </table:table-cell>
          <table:table-cell table:style-name="Tabla2.K2" office:value-type="string">
            <text:p text:style-name="P5"><text:user-field-get text:name="py3o.line.establecimiento">line.establecimiento</text:user-field-get></text:p>
          </table:table-cell>
          <table:table-cell table:style-name="Tabla2.K2" office:value-type="string">
            <text:p text:style-name="P5"><text:user-field-get text:name="py3o.line.asiste_libro">line.asiste_libro</text:user-field-get></text:p>
          </table:table-cell>
          <table:table-cell table:style-name="Tabla2.K2" office:value-type="string">
            <text:p text:style-name="P9"><text:a xlink:type="simple" xlink:href="py3o://if=%22line.tipo_transaccion%22" text:style-name="Internet_20_link" text:visited-style-name="Visited_20_Internet_20_Link"><text:span text:style-name="T2">if="line.tipo_transaccion"</text:span></text:a></text:p>
            <text:p text:style-name="P10"><text:user-field-get text:name="py3o.line.tipo_transaccion">line.tipo_transaccion</text:user-field-get></text:p>
            <text:p text:style-name="P9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a2.K2" office:value-type="string">
            <text:p text:style-name="P11"><text:a xlink:type="simple" xlink:href="py3o://if=%22line.serie%22" text:style-name="Internet_20_link" text:visited-style-name="Visited_20_Internet_20_Link"><text:span text:style-name="T3">if="line.serie"</text:span></text:a></text:p>
            <text:p text:style-name="P11"><text:span text:style-name="T4"><text:user-field-get text:name="py3o.line.serie">line.serie</text:user-field-get></text:span><text:span text:style-name="T4"><text:line-break/></text:span><text:a xlink:type="simple" xlink:href="py3o:///if" text:style-name="Internet_20_link" text:visited-style-name="Visited_20_Internet_20_Link"><text:span text:style-name="T5">if</text:span></text:a></text:p>
          </table:table-cell>
          <table:table-cell table:style-name="Tabla2.K2" office:value-type="string">
            <text:p text:style-name="P12"><text:a xlink:type="simple" xlink:href="py3o://if=%22line.documento%22" text:style-name="Internet_20_link" text:visited-style-name="Visited_20_Internet_20_Link"><text:span text:style-name="T6">if="line.documento"</text:span></text:a></text:p>
            <text:p text:style-name="P13"><text:user-field-get text:name="py3o.line.documento">line.documento</text:user-field-get></text:p>
            <text:p text:style-name="P14"><text:a xlink:type="simple" xlink:href="py3o:///if" text:style-name="Internet_20_link" text:visited-style-name="Visited_20_Internet_20_Link"><text:span text:style-name="T7">if</text:span></text:a><text:span text:style-name="T8"><text:line-break/></text:span></text:p>
          </table:table-cell>
          <table:table-cell table:style-name="Tabla2.K2" office:value-type="string">
            <text:p text:style-name="P4"><text:a xlink:type="simple" xlink:href="py3o://if=%22line.nit_dpi%22" text:style-name="Internet_20_link" text:visited-style-name="Visited_20_Internet_20_Link"><text:span text:style-name="T9">if="line.nit_dpi"</text:span></text:a></text:p>
            <text:p text:style-name="P5"><text:user-field-get text:name="py3o.line.nit_dpi">line.nit_dpi</text:user-field-get></text:p>
            <text:p text:style-name="P4"><text:a xlink:type="simple" xlink:href="py3o:///if" text:style-name="Internet_20_link" text:visited-style-name="Visited_20_Internet_20_Link"><text:span text:style-name="T9">if</text:span></text:a></text:p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15"><text:a xlink:type="simple" xlink:href="py3o://if=%22line.partner_id.name%22" text:style-name="Internet_20_link" text:visited-style-name="Visited_20_Internet_20_Link"><text:span text:style-name="T10">if="line.partner_id.name"</text:span></text:a></text:p>
            <text:p text:style-name="P16"><text:user-field-get text:name="py3o.line.partner_id.name">line.partner_id.name</text:user-field-get></text:p>
            <text:p text:style-name="P15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a2.K2" office:value-type="string">
            <text:p text:style-name="P17"><text:user-field-get text:name="py3o.line.bf_local_bienes_gravados">line.bf_local_bienes_gravados</text:user-field-get></text:p>
          </table:table-cell>
          <table:table-cell table:style-name="Tabla2.K2" office:value-type="string">
            <text:p text:style-name="P17"><text:user-field-get text:name="py3o.line.bf_local_servicios_gravados">line.bf_local_servicios_gravados</text:user-field-get></text:p>
          </table:table-cell>
          <table:table-cell table:style-name="Tabla2.K2" office:value-type="string">
            <text:p text:style-name="P17"><text:user-field-get text:name="py3o.line.bf_local_bienes_exentos">line.bf_local_bienes_exentos</text:user-field-get></text:p>
          </table:table-cell>
          <table:table-cell table:style-name="Tabla2.K2" office:value-type="string">
            <text:p text:style-name="P17"><text:user-field-get text:name="py3o.line.bf_local_servicios_exentos">line.bf_local_servicios_exentos</text:user-field-get></text:p>
          </table:table-cell>
          <table:table-cell table:style-name="Tabla2.K2" office:value-type="string">
            <text:p text:style-name="P17"><text:user-field-get text:name="py3o.line.bf_importacion_bienes_gravados">line.bf_importacion_bienes_gravados</text:user-field-get></text:p>
          </table:table-cell>
          <table:table-cell table:style-name="Tabla2.K2" office:value-type="string">
            <text:p text:style-name="P17"><text:user-field-get text:name="py3o.line.bf_importacion_servicios_gravados">line.bf_importacion_servicios_gravados</text:user-field-get></text:p>
          </table:table-cell>
          <table:table-cell table:style-name="Tabla2.K2" office:value-type="string">
            <text:p text:style-name="P17"><text:user-field-get text:name="py3o.line.bf_importacion_bienes_exentos">line.bf_importacion_bienes_exentos</text:user-field-get></text:p>
          </table:table-cell>
          <table:table-cell table:style-name="Tabla2.K2" office:value-type="string">
            <text:p text:style-name="P17"><text:user-field-get text:name="py3o.line.bf_importacion_servicios_exentos">line.bf_importacion_servicios_exentos</text:user-field-get><text:s/></text:p>
          </table:table-cell>
          <table:table-cell table:style-name="Tabla2.K2" office:value-type="string">
            <text:p text:style-name="P17"><text:user-field-get text:name="py3o.line.bf_iva">line.bf_iva</text:user-field-get></text:p>
          </table:table-cell>
          <table:table-cell table:style-name="Tabla2.T3" office:value-type="string">
            <text:p text:style-name="P17"><text:user-field-get text:name="py3o.line.bf_total">line.bf_total</text:user-field-get></text:p>
          </table:table-cell>
        </table:table-row>
        <table:table-row table:style-name="Tabla2.7">
          <table:table-cell table:style-name="Tabla2.K2" office:value-type="string">
            <text:p text:style-name="P4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18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5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2"/>
          </table:table-cell>
          <table:table-cell table:style-name="Tabla2.K2" office:value-type="string">
            <text:p text:style-name="P1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K2" office:value-type="string">
            <text:p text:style-name="P6"/>
          </table:table-cell>
          <table:table-cell table:style-name="Tabla2.T3" office:value-type="string">
            <text:p text:style-name="P6"/>
          </table:table-cell>
        </table:table-row>
        <table:table-row table:style-name="Tabla2.7">
          <table:table-cell table:style-name="Tabla2.K2" table:number-columns-spanned="2" office:value-type="string">
            <text:p text:style-name="P4"/>
          </table:table-cell>
          <table:covered-table-cell/>
          <table:table-cell table:style-name="Tabla2.K2" table:number-columns-spanned="3" office:value-type="string">
            <text:p text:style-name="P19"><text:s text:c="53"/>Total:</text:p>
          </table:table-cell>
          <table:covered-table-cell/>
          <table:covered-table-cell/>
          <table:table-cell table:style-name="Tabla2.K2" office:value-type="string">
            <text:p text:style-name="P20"><text:user-field-get text:name="py3o.o.bf_total_lineas">o.bf_total_lineas</text:user-field-get></text:p>
          </table:table-cell>
          <table:table-cell table:style-name="Tabla2.K2" table:number-columns-spanned="4" office:value-type="string">
            <text:p text:style-name="P21">Totales en Q</text:p>
          </table:table-cell>
          <table:covered-table-cell/>
          <table:covered-table-cell/>
          <table:covered-table-cell/>
          <table:table-cell table:style-name="Tabla2.K2" office:value-type="string">
            <text:p text:style-name="P22"><text:user-field-get text:name="py3o.o.bf_total_local_bienes_gravados">o.bf_total_local_bienes_gravados</text:user-field-get></text:p>
          </table:table-cell>
          <table:table-cell table:style-name="Tabla2.K2" office:value-type="string">
            <text:p text:style-name="P6"><text:user-field-get text:name="py3o.o.bf_total_local_servicios_gravados">o.bf_total_local_servicios_gravados</text:user-field-get></text:p>
          </table:table-cell>
          <table:table-cell table:style-name="Tabla2.K2" office:value-type="string">
            <text:p text:style-name="P23"><text:user-field-get text:name="py3o.o.bf_total_local_bienes_exentos">o.bf_total_local_bienes_exentos</text:user-field-get></text:p>
          </table:table-cell>
          <table:table-cell table:style-name="Tabla2.K2" office:value-type="string">
            <text:p text:style-name="P23"><text:user-field-get text:name="py3o.o.bf_total_local_servicios_exentos">o.bf_total_local_servicios_exentos</text:user-field-get></text:p>
          </table:table-cell>
          <table:table-cell table:style-name="Tabla2.K2" office:value-type="string">
            <text:p text:style-name="P24"><text:user-field-get text:name="py3o.o.bf_total_importacion_bienes_gravados">o.bf_total_importacion_bienes_gravados</text:user-field-get></text:p>
          </table:table-cell>
          <table:table-cell table:style-name="Tabla2.K2" office:value-type="string">
            <text:p text:style-name="P25"><text:user-field-get text:name="py3o.o.bf_total_importacion_servicios_gravados">o.bf_total_importacion_servicios_gravados</text:user-field-get></text:p>
          </table:table-cell>
          <table:table-cell table:style-name="Tabla2.K2" office:value-type="string">
            <text:p text:style-name="P26"><text:user-field-get text:name="py3o.o.bf_total_importacion_servicios_exentos">o.bf_total_importacion_servicios_exentos</text:user-field-get></text:p>
          </table:table-cell>
          <table:table-cell table:style-name="Tabla2.K2" office:value-type="string">
            <text:p text:style-name="P6"><text:user-field-get text:name="py3o.o.bf_total_importacion_servicios_exentos">o.bf_total_importacion_servicios_exentos</text:user-field-get></text:p>
          </table:table-cell>
          <table:table-cell table:style-name="Tabla2.K2" office:value-type="string">
            <text:p text:style-name="P6"><text:user-field-get text:name="py3o.o.bf_total_iva">o.bf_total_iva</text:user-field-get></text:p>
          </table:table-cell>
          <table:table-cell table:style-name="Tabla2.T3" office:value-type="string">
            <text:p text:style-name="P6"><text:user-field-get text:name="py3o.o.bf_total_total">o.bf_total_total</text:user-field-get></text:p>
          </table:table-cell>
        </table:table-row>
      </table:table>
      <text:p text:style-name="P27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column table:style-name="Table1.L"/>
        <table:table-column table:style-name="Table1.M"/>
        <table:table-row>
          <table:table-cell table:style-name="Table1.A1" table:number-columns-spanned="13" office:value-type="string">
            <text:p text:style-name="P29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0">Locales</text:p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31">Importación</text:p>
          </table:table-cell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32">Adquisición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0">Gravadas</text:p>
          </table:table-cell>
          <table:covered-table-cell/>
          <table:table-cell table:style-name="Table1.A2" table:number-columns-spanned="2" office:value-type="string">
            <text:p text:style-name="P33">Exentas</text:p>
          </table:table-cell>
          <table:covered-table-cell/>
          <table:table-cell table:style-name="Table1.A2" table:number-rows-spanned="2" office:value-type="string">
            <text:p text:style-name="P34">IVA</text:p>
            <text:p text:style-name="P34">(Crédito Fiscal) </text:p>
            <text:p text:style-name="P35">(incluye valor de IVA pagado con formulario SAT)</text:p>
          </table:table-cell>
          <table:table-cell table:style-name="Table1.A2" table:number-columns-spanned="2" office:value-type="string">
            <text:p text:style-name="P36">Gravadas</text:p>
          </table:table-cell>
          <table:covered-table-cell/>
          <table:table-cell table:style-name="Table1.A2" table:number-columns-spanned="2" office:value-type="string">
            <text:p text:style-name="P36">Exentas</text:p>
          </table:table-cell>
          <table:covered-table-cell/>
          <table:table-cell table:style-name="Table1.A2" table:number-rows-spanned="2" office:value-type="string">
            <text:p text:style-name="P32">IVA</text:p>
            <text:p text:style-name="P32">(Crédito Fiscal)</text:p>
          </table:table-cell>
          <table:table-cell table:style-name="Table1.A2" office:value-type="string">
            <text:p text:style-name="P32">Gravadas</text:p>
          </table:table-cell>
          <table:table-cell table:style-name="Table1.A2" office:value-type="string">
            <text:p text:style-name="P32">Exentas</text:p>
          </table:table-cell>
          <table:table-cell table:style-name="Table1.K2" table:number-rows-spanned="2" office:value-type="string">
            <text:p text:style-name="P37"/>
            <text:p text:style-name="P32">IVA (Crédito Fscal)</text:p>
          </table:table-cell>
        </table:table-row>
        <table:table-row>
          <table:table-cell table:style-name="Table1.A2" office:value-type="string">
            <text:p text:style-name="P38">Bienes </text:p>
          </table:table-cell>
          <table:table-cell table:style-name="Table1.A2" office:value-type="string">
            <text:p text:style-name="P37">Servicios <text:span text:style-name="T12">Adquiridos</text:span></text:p>
          </table:table-cell>
          <table:table-cell table:style-name="Table1.A2" office:value-type="string">
            <text:p text:style-name="P38">Bienes </text:p>
          </table:table-cell>
          <table:table-cell table:style-name="Table1.A2" office:value-type="string">
            <text:p text:style-name="P37">Servicios <text:span text:style-name="T13">Adquiridos</text:span></text:p>
          </table:table-cell>
          <table:covered-table-cell table:style-name="Table1.A2"/>
          <table:table-cell table:style-name="Table1.A2" office:value-type="string">
            <text:p text:style-name="P35">Bienes</text:p>
          </table:table-cell>
          <table:table-cell table:style-name="Table1.A2" office:value-type="string">
            <text:p text:style-name="P35">Servidos Adquiridos</text:p>
          </table:table-cell>
          <table:table-cell table:style-name="Table1.A2" office:value-type="string">
            <text:p text:style-name="P35">Bienes</text:p>
          </table:table-cell>
          <table:table-cell table:style-name="Table1.A2" office:value-type="string">
            <text:p text:style-name="P35">Servicios Adquiridos</text:p>
          </table:table-cell>
          <table:covered-table-cell table:style-name="Table1.A2"/>
          <table:table-cell table:style-name="Table1.A2" office:value-type="string">
            <text:p text:style-name="P32">Bienes</text:p>
          </table:table-cell>
          <table:table-cell table:style-name="Table1.A2" office:value-type="string">
            <text:p text:style-name="P32">Bienes</text:p>
          </table:table-cell>
          <table:covered-table-cell table:style-name="Table1.K2"/>
        </table:table-row>
        <table:table-row>
          <table:table-cell table:style-name="Table1.A2" office:value-type="string">
            <text:p text:style-name="P39"><text:user-field-get text:name="py3o.o.bf_total_local_bienes_gravados">o.bf_total_local_bienes_gravados</text:user-field-get></text:p>
          </table:table-cell>
          <table:table-cell table:style-name="Table1.A2" office:value-type="string">
            <text:p text:style-name="P40"><text:user-field-get text:name="py3o.o.bf_total_local_servicios_gravados">o.bf_total_local_servicios_gravados</text:user-field-get></text:p>
          </table:table-cell>
          <table:table-cell table:style-name="Table1.A2" office:value-type="string">
            <text:p text:style-name="P39"><text:user-field-get text:name="py3o.o.bf_total_local_bienes_exentos">o.bf_total_local_bienes_exentos</text:user-field-get></text:p>
          </table:table-cell>
          <table:table-cell table:style-name="Table1.A2" office:value-type="string">
            <text:p text:style-name="P41"><text:user-field-get text:name="py3o.o.bf_total_local_servicios_exentos">o.bf_total_local_servicios_exentos</text:user-field-get></text:p>
          </table:table-cell>
          <table:table-cell table:style-name="Table1.A2" office:value-type="string">
            <text:p text:style-name="P39"><text:user-field-get text:name="py3o.o.bf_total_iva_local">o.bf_total_iva_local</text:user-field-get></text:p>
          </table:table-cell>
          <table:table-cell table:style-name="Table1.A2" office:value-type="string">
            <text:p text:style-name="P39"><text:user-field-get text:name="py3o.o.bf_total_importacion_bienes_gravados">o.bf_total_importacion_bienes_gravados</text:user-field-get></text:p>
          </table:table-cell>
          <table:table-cell table:style-name="Table1.A2" office:value-type="string">
            <text:p text:style-name="P42"><text:user-field-get text:name="py3o.o.bf_total_importacion_servicios_gravados">o.bf_total_importacion_servicios_gravados</text:user-field-get></text:p>
          </table:table-cell>
          <table:table-cell table:style-name="Table1.A2" office:value-type="string">
            <text:p text:style-name="P43"><text:user-field-get text:name="py3o.o.bf_total_importacion_bienes_exentos">o.bf_total_importacion_bienes_exentos</text:user-field-get><text:line-break/><text:line-break/></text:p>
          </table:table-cell>
          <table:table-cell table:style-name="Table1.A2" office:value-type="string">
            <text:p text:style-name="P39"><text:user-field-get text:name="py3o.o.bf_total_importacion_servicios_exentos">o.bf_total_importacion_servicios_exentos</text:user-field-get></text:p>
          </table:table-cell>
          <table:table-cell table:style-name="Table1.A2" office:value-type="string">
            <text:p text:style-name="P39"><text:user-field-get text:name="py3o.o.bf_total_iva_importacion">o.bf_total_iva_importacion</text:user-field-get></text:p>
          </table:table-cell>
          <table:table-cell table:style-name="Table1.A2" office:value-type="string">
            <text:p text:style-name="P44"><text:user-field-get text:name="py3o.o.bf_total_importacion_bienes_exentos">o.bf_total_importacion_bienes_exentos</text:user-field-get></text:p>
          </table:table-cell>
          <table:table-cell table:style-name="Table1.A2" office:value-type="string">
            <text:p text:style-name="P45"><text:user-field-get text:name="py3o.o.bf_total_importacion_servicios_exentos">o.bf_total_importacion_servicios_exentos</text:user-field-get></text:p>
          </table:table-cell>
          <table:table-cell table:style-name="Table1.K2" office:value-type="string">
            <text:p text:style-name="P39"><text:user-field-get text:name="py3o.o.bf_total_iva_importacion">o.bf_total_iva_importacion</text:user-field-get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31.849cm" fo:margin-left="-0.064cm" table:align="left" style:may-break-between-rows="true" table:border-model="collapsing"/>
    </style:style>
    <style:style style:name="Tabla1.A" style:family="table-column">
      <style:table-column-properties style:column-width="0.891cm"/>
    </style:style>
    <style:style style:name="Tabla1.B" style:family="table-column">
      <style:table-column-properties style:column-width="6.713cm"/>
    </style:style>
    <style:style style:name="Tabla1.C" style:family="table-column">
      <style:table-column-properties style:column-width="0.831cm"/>
    </style:style>
    <style:style style:name="Tabla1.D" style:family="table-column">
      <style:table-column-properties style:column-width="13.261cm"/>
    </style:style>
    <style:style style:name="Tabla1.E" style:family="table-column">
      <style:table-column-properties style:column-width="1.115cm"/>
    </style:style>
    <style:style style:name="Tabla1.F" style:family="table-column">
      <style:table-column-properties style:column-width="3.591cm"/>
    </style:style>
    <style:style style:name="Tabla1.G" style:family="table-column">
      <style:table-column-properties style:column-width="1.087cm"/>
    </style:style>
    <style:style style:name="Tabla1.H" style:family="table-column">
      <style:table-column-properties style:column-width="4.36cm"/>
    </style:style>
    <style:style style:name="Tabla1.1" style:family="table-row">
      <style:table-row-properties style:min-row-height="1.69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0.781cm"/>
    </style:style>
    <style:style style:name="MP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bold" officeooo:rsid="001af0b0" officeooo:paragraph-rsid="0207874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MP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bold" officeooo:rsid="00264c95" officeooo:paragraph-rsid="0207874e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MP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1af0b0" officeooo:paragraph-rsid="0207874e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M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1af0b0" officeooo:paragraph-rsid="0207874e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MP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348a64" officeooo:paragraph-rsid="0207874e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MP6" style:family="paragraph" style:parent-style-name="Header">
      <style:text-properties style:font-name="aRIAL" fo:font-size="6pt" officeooo:rsid="00235fd3" officeooo:paragraph-rsid="0207874e" style:font-size-asian="6pt" style:font-size-complex="6pt"/>
    </style:style>
    <style:style style:name="MP7" style:family="paragraph" style:parent-style-name="Header">
      <style:text-properties style:font-name="aRIAL" fo:font-size="6pt" officeooo:paragraph-rsid="0207874e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officeooo:paragraph-rsid="0207874e" style:font-size-asian="6pt" style:font-size-complex="6pt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6pt" officeooo:rsid="0195d7c8" officeooo:paragraph-rsid="0207874e" style:font-size-asian="6pt" style:font-size-complex="6pt"/>
    </style:style>
    <style:style style:name="MP10" style:family="paragraph" style:parent-style-name="Standard">
      <style:text-properties officeooo:paragraph-rsid="0207874e"/>
    </style:style>
    <style:style style:name="MT1" style:family="text">
      <style:text-properties officeooo:rsid="01add13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46cm, 0.138cm, 0.48cm, 0.26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3.02cm" fo:page-height="21.59cm" style:num-format="1" style:print-orientation="landscape" fo:margin-top="2cm" fo:margin-bottom="2cm" fo:margin-left="0.748cm" fo:margin-right="0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33.0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es.company_id.name" text:name="py3o.company_id.name"/>
          <text:user-field-decl office:value-type="string" office:string-value="res.company_id.vat" text:name="py3o.company_id.vat"/>
          <text:user-field-decl office:value-type="string" office:string-value="o.fecha_desde_mda" text:name="py3o.o.fecha_desde_mda"/>
          <text:user-field-decl office:value-type="string" office:string-value="o.fecha_hasta_mda" text:name="py3o.o.fecha_hasta_mda"/>
        </text:user-field-decls>
        <table:table table:name="Tabla1" table:style-name="Tabla1" table:template-name="Default Style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row table:style-name="Tabla1.1">
            <table:table-cell table:style-name="Tabla1.A1" table:number-columns-spanned="2" office:value-type="string">
              <text:p text:style-name="MP1"><draw:frame draw:style-name="Mfr1" draw:name="Imagen1" text:anchor-type="char" svg:x="0.568cm" svg:y="-0.023cm" svg:width="4.969cm" svg:height="1.476cm" draw:z-index="0"><draw:image xlink:href="Pictures/1000000000000153000000956AF6704E.png" xlink:type="simple" xlink:show="embed" xlink:actuate="onLoad" draw:mime-type="image/png"/></draw:frame></text:p>
            </table:table-cell>
            <table:covered-table-cell/>
            <table:table-cell table:style-name="Tabla1.C1" table:number-columns-spanned="6" office:value-type="string">
              <text:p text:style-name="MP2">SUPERINTENDENCIA DE ADMINISTRACIÓN TRIBUTARIA </text:p>
              <text:p text:style-name="MP2">ASISTE LIBROS </text:p>
              <text:p text:style-name="MP2">LIBRO DE COMPRAS Y SERVICIOS PRESTAD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MP3">01</text:p>
            </table:table-cell>
            <table:table-cell table:style-name="Tabla1.A2" office:value-type="string">
              <text:p text:style-name="MP4">Número de Identificación Tributaria NIT</text:p>
            </table:table-cell>
            <table:table-cell table:style-name="Tabla1.A2" office:value-type="string">
              <text:p text:style-name="MP5">02</text:p>
            </table:table-cell>
            <table:table-cell table:style-name="Tabla1.A2" office:value-type="string">
              <text:p text:style-name="MP4">Nombre / Razón o Denominación Social</text:p>
            </table:table-cell>
            <table:table-cell table:style-name="Tabla1.A2" office:value-type="string">
              <text:p text:style-name="MP3">03</text:p>
            </table:table-cell>
            <table:table-cell table:style-name="Tabla1.A2" office:value-type="string">
              <text:p text:style-name="MP3">Periodo</text:p>
            </table:table-cell>
            <table:table-cell table:style-name="Tabla1.A2" office:value-type="string">
              <text:p text:style-name="MP3">04</text:p>
            </table:table-cell>
            <table:table-cell table:style-name="Tabla1.H2" office:value-type="string">
              <text:p text:style-name="MP3">Número de Folio</text:p>
            </table:table-cell>
          </table:table-row>
          <table:table-row table:style-name="Tabla1.3">
            <table:table-cell table:style-name="Tabla1.A2" table:number-columns-spanned="2" office:value-type="string">
              <text:p text:style-name="MP6"><text:user-field-get text:name="py3o.company_id.vat">res.company_id.vat</text:user-field-get></text:p>
            </table:table-cell>
            <table:covered-table-cell/>
            <table:table-cell table:style-name="Tabla1.A2" table:number-columns-spanned="2" office:value-type="string">
              <text:p text:style-name="MP7"><text:user-field-get text:name="py3o.company_id.name">res.company_id.name</text:user-field-get></text:p>
            </table:table-cell>
            <table:covered-table-cell/>
            <table:table-cell table:style-name="Tabla1.A2" table:number-columns-spanned="2" office:value-type="string">
              <text:p text:style-name="MP8"><text:span text:style-name="MT1">Del </text:span><text:span text:style-name="MT1"><text:user-field-get text:name="py3o.o.fecha_desde_mda">o.fecha_desde_mda</text:user-field-get></text:span><text:span text:style-name="MT1"><text:s/>Hasta </text:span><text:span text:style-name="MT1"><text:user-field-get text:name="py3o.o.fecha_hasta_mda">o.fecha_hasta_mda</text:user-field-get></text:span></text:p>
            </table:table-cell>
            <table:covered-table-cell/>
            <table:table-cell table:style-name="Tabla1.H2" table:number-columns-spanned="2" office:value-type="string">
              <text:p text:style-name="MP9"/>
            </table:table-cell>
            <table:covered-table-cell/>
          </table:table-row>
        </table:table>
        <text:p text:style-name="MP10"/>
      </style:head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09:11:09.893000000</meta:creation-date>
    <dc:date>2024-11-20T17:17:27.490000000</dc:date>
    <meta:editing-duration>PT17H43M33S</meta:editing-duration>
    <meta:editing-cycles>211</meta:editing-cycles>
    <meta:generator>LibreOffice/24.8.0.3$Windows_X86_64 LibreOffice_project/0bdf1299c94fe897b119f97f3c613e9dca6be583</meta:generator>
    <meta:document-statistic meta:table-count="3" meta:image-count="1" meta:object-count="0" meta:page-count="1" meta:paragraph-count="127" meta:word-count="185" meta:character-count="2332" meta:non-whitespace-character-count="2204"/>
  </office:meta>
</office:document-meta>
</file>